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00450d" officeooo:paragraph-rsid="0000450d" style:font-weight-asian="bold" style:font-weight-complex="bold"/>
    </style:style>
    <style:style style:name="P2" style:family="paragraph" style:parent-style-name="Standard">
      <style:paragraph-properties fo:text-align="start" style:justify-single-word="false"/>
      <style:text-properties style:font-name="Arial" fo:font-weight="bold" officeooo:rsid="0000450d" officeooo:paragraph-rsid="0000450d" style:font-weight-asian="bold" style:font-weight-complex="bold"/>
    </style:style>
    <style:style style:name="P3" style:family="paragraph" style:parent-style-name="Standard">
      <style:paragraph-properties fo:text-align="start" style:justify-single-word="false"/>
      <style:text-properties style:font-name="Arial" fo:font-weight="bold" officeooo:rsid="00015a39" officeooo:paragraph-rsid="00047219" style:font-weight-asian="bold" style:font-weight-complex="bold"/>
    </style:style>
    <style:style style:name="P4" style:family="paragraph" style:parent-style-name="Standard">
      <style:paragraph-properties fo:text-align="center" style:justify-single-word="false"/>
      <style:text-properties style:font-name="Arial" fo:font-weight="normal" officeooo:rsid="0000450d" officeooo:paragraph-rsid="0000450d" style:font-weight-asian="normal" style:font-weight-complex="normal"/>
    </style:style>
    <style:style style:name="P5" style:family="paragraph" style:parent-style-name="Standard">
      <style:paragraph-properties fo:text-align="start" style:justify-single-word="false"/>
      <style:text-properties style:font-name="Arial" fo:font-weight="normal" officeooo:rsid="0000450d" officeooo:paragraph-rsid="0000450d" style:font-weight-asian="normal" style:font-weight-complex="normal"/>
    </style:style>
    <style:style style:name="P6" style:family="paragraph" style:parent-style-name="Standard">
      <style:paragraph-properties fo:text-align="start" style:justify-single-word="false"/>
      <style:text-properties style:font-name="Arial" fo:font-weight="normal" officeooo:rsid="000347ca" officeooo:paragraph-rsid="00047219" style:font-weight-asian="normal" style:font-weight-complex="normal"/>
    </style:style>
    <style:style style:name="P7" style:family="paragraph" style:parent-style-name="Standard">
      <style:paragraph-properties fo:text-align="start" style:justify-single-word="false"/>
      <style:text-properties style:font-name="Arial" fo:font-weight="normal" officeooo:rsid="00015a39" officeooo:paragraph-rsid="00015a39" style:font-weight-asian="normal" style:font-weight-complex="normal"/>
    </style:style>
    <style:style style:name="P8" style:family="paragraph" style:parent-style-name="Standard">
      <style:paragraph-properties fo:text-align="start" style:justify-single-word="false"/>
      <style:text-properties style:font-name="Arial" fo:font-weight="normal" officeooo:rsid="00209bfe" officeooo:paragraph-rsid="00209bfe" style:font-weight-asian="normal" style:font-weight-complex="normal"/>
    </style:style>
    <style:style style:name="P9" style:family="paragraph" style:parent-style-name="Standard">
      <style:paragraph-properties fo:text-align="start" style:justify-single-word="false"/>
      <style:text-properties style:font-name="Arial" fo:font-weight="normal" officeooo:rsid="00209bfe" officeooo:paragraph-rsid="00228ddd" style:font-weight-asian="normal" style:font-weight-complex="normal"/>
    </style:style>
    <style:style style:name="P10" style:family="paragraph" style:parent-style-name="Standard">
      <style:paragraph-properties fo:text-align="start" style:justify-single-word="false"/>
      <style:text-properties style:font-name="Arial" fo:font-weight="normal" officeooo:rsid="0021aff9" officeooo:paragraph-rsid="0021aff9" style:font-weight-asian="normal" style:font-weight-complex="normal"/>
    </style:style>
    <style:style style:name="P11" style:family="paragraph" style:parent-style-name="Standard">
      <style:paragraph-properties fo:text-align="start" style:justify-single-word="false"/>
      <style:text-properties style:font-name="Arial" fo:font-weight="normal" officeooo:rsid="0022c068" officeooo:paragraph-rsid="0022c068" style:font-weight-asian="normal" style:font-weight-complex="normal"/>
    </style:style>
    <style:style style:name="P12" style:family="paragraph" style:parent-style-name="Standard">
      <style:paragraph-properties fo:text-align="start" style:justify-single-word="false"/>
      <style:text-properties style:font-name="Arial" fo:font-weight="normal" officeooo:rsid="0023de32" officeooo:paragraph-rsid="0023de32" style:font-weight-asian="normal" style:font-weight-complex="normal"/>
    </style:style>
    <style:style style:name="P13" style:family="paragraph" style:parent-style-name="Standard">
      <style:paragraph-properties fo:text-align="start" style:justify-single-word="false"/>
      <style:text-properties style:font-name="Arial" fo:font-weight="bold" officeooo:rsid="0000450d" officeooo:paragraph-rsid="0000450d" style:font-weight-asian="bold" style:font-weight-complex="bold"/>
    </style:style>
    <style:style style:name="P14" style:family="paragraph" style:parent-style-name="Standard">
      <style:paragraph-properties fo:text-align="start" style:justify-single-word="false"/>
      <style:text-properties style:font-name="Arial" fo:font-weight="bold" officeooo:rsid="0000450d" officeooo:paragraph-rsid="001d74fe" style:font-weight-asian="bold" style:font-weight-complex="bold"/>
    </style:style>
    <style:style style:name="P15" style:family="paragraph" style:parent-style-name="Standard">
      <style:paragraph-properties fo:text-align="start" style:justify-single-word="false"/>
      <style:text-properties style:font-name="Arial" fo:font-weight="bold" officeooo:rsid="00015a39" officeooo:paragraph-rsid="0013c535" style:font-weight-asian="bold" style:font-weight-complex="bold"/>
    </style:style>
    <style:style style:name="P16" style:family="paragraph" style:parent-style-name="Standard">
      <style:paragraph-properties fo:text-align="start" style:justify-single-word="false"/>
      <style:text-properties style:font-name="Arial" fo:font-weight="bold" officeooo:rsid="0018d19a" officeooo:paragraph-rsid="0018d19a" style:font-weight-asian="bold" style:font-weight-complex="bold"/>
    </style:style>
    <style:style style:name="P17" style:family="paragraph" style:parent-style-name="Standard">
      <style:paragraph-properties fo:text-align="start" style:justify-single-word="false"/>
      <style:text-properties style:font-name="Arial" fo:font-weight="bold" officeooo:rsid="0019ea63" officeooo:paragraph-rsid="0019ea63" style:font-weight-asian="bold" style:font-weight-complex="bold"/>
    </style:style>
    <style:style style:name="P18" style:family="paragraph" style:parent-style-name="Standard">
      <style:paragraph-properties fo:text-align="start" style:justify-single-word="false"/>
      <style:text-properties style:font-name="Arial" fo:font-weight="bold" officeooo:rsid="000de136" officeooo:paragraph-rsid="0019ea63" style:font-weight-asian="bold" style:font-weight-complex="bold"/>
    </style:style>
    <style:style style:name="P19" style:family="paragraph" style:parent-style-name="Standard">
      <style:paragraph-properties fo:text-align="start" style:justify-single-word="false"/>
      <style:text-properties style:font-name="Arial" fo:font-weight="bold" officeooo:rsid="001d74fe" officeooo:paragraph-rsid="001d74fe" style:font-weight-asian="bold" style:font-weight-complex="bold"/>
    </style:style>
    <style:style style:name="P20" style:family="paragraph" style:parent-style-name="Standard">
      <style:paragraph-properties fo:text-align="start" style:justify-single-word="false"/>
      <style:text-properties style:font-name="Arial" fo:font-weight="bold" officeooo:rsid="001f4be8" officeooo:paragraph-rsid="001f8f4d" style:font-weight-asian="bold" style:font-weight-complex="bold"/>
    </style:style>
    <style:style style:name="P21" style:family="paragraph" style:parent-style-name="Standard">
      <style:paragraph-properties fo:text-align="start" style:justify-single-word="false"/>
      <style:text-properties style:font-name="Arial" fo:font-weight="bold" officeooo:rsid="001f8f4d" officeooo:paragraph-rsid="001f8f4d" style:font-weight-asian="bold" style:font-weight-complex="bold"/>
    </style:style>
    <style:style style:name="P22" style:family="paragraph" style:parent-style-name="Standard">
      <style:paragraph-properties fo:text-align="start" style:justify-single-word="false"/>
      <style:text-properties style:font-name="Arial" fo:font-weight="bold" officeooo:rsid="0021aff9" officeooo:paragraph-rsid="0021aff9" style:font-weight-asian="bold" style:font-weight-complex="bold"/>
    </style:style>
    <style:style style:name="P23" style:family="paragraph" style:parent-style-name="Standard">
      <style:paragraph-properties fo:text-align="start" style:justify-single-word="false"/>
      <style:text-properties style:font-name="Arial" fo:font-weight="bold" officeooo:rsid="0022c068" officeooo:paragraph-rsid="0022c068" style:font-weight-asian="bold" style:font-weight-complex="bold"/>
    </style:style>
    <style:style style:name="P24" style:family="paragraph" style:parent-style-name="Standard">
      <style:paragraph-properties fo:text-align="start" style:justify-single-word="false"/>
      <style:text-properties style:font-name="Arial" fo:font-weight="bold" officeooo:rsid="0023de32" officeooo:paragraph-rsid="0023de3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347ca" style:font-weight-asian="normal" style:font-weight-complex="normal"/>
    </style:style>
    <style:style style:name="T3" style:family="text">
      <style:text-properties fo:font-weight="normal" officeooo:rsid="00047219" style:font-weight-asian="normal" style:font-weight-complex="normal"/>
    </style:style>
    <style:style style:name="T4" style:family="text">
      <style:text-properties fo:font-weight="normal" officeooo:rsid="0005e844" style:font-weight-asian="normal" style:font-weight-complex="normal"/>
    </style:style>
    <style:style style:name="T5" style:family="text">
      <style:text-properties fo:font-weight="normal" officeooo:rsid="000742a6" style:font-weight-asian="normal" style:font-weight-complex="normal"/>
    </style:style>
    <style:style style:name="T6" style:family="text">
      <style:text-properties fo:font-weight="normal" officeooo:rsid="000753b7" style:font-weight-asian="normal" style:font-weight-complex="normal"/>
    </style:style>
    <style:style style:name="T7" style:family="text">
      <style:text-properties fo:font-weight="normal" officeooo:rsid="00098024" style:font-weight-asian="normal" style:font-weight-complex="normal"/>
    </style:style>
    <style:style style:name="T8" style:family="text">
      <style:text-properties fo:font-weight="normal" officeooo:rsid="000cffd7" style:font-weight-asian="normal" style:font-weight-complex="normal"/>
    </style:style>
    <style:style style:name="T9" style:family="text">
      <style:text-properties fo:font-weight="normal" officeooo:rsid="0013805a" style:font-weight-asian="normal" style:font-weight-complex="normal"/>
    </style:style>
    <style:style style:name="T10" style:family="text">
      <style:text-properties fo:font-weight="normal" officeooo:rsid="0013c535" style:font-weight-asian="normal" style:font-weight-complex="normal"/>
    </style:style>
    <style:style style:name="T11" style:family="text">
      <style:text-properties fo:font-weight="normal" officeooo:rsid="0014ec98" style:font-weight-asian="normal" style:font-weight-complex="normal"/>
    </style:style>
    <style:style style:name="T12" style:family="text">
      <style:text-properties fo:font-weight="normal" officeooo:rsid="0019ea63" style:font-weight-asian="normal" style:font-weight-complex="normal"/>
    </style:style>
    <style:style style:name="T13" style:family="text">
      <style:text-properties fo:font-weight="normal" officeooo:rsid="001aba93" style:font-weight-asian="normal" style:font-weight-complex="normal"/>
    </style:style>
    <style:style style:name="T14" style:family="text">
      <style:text-properties fo:font-weight="normal" officeooo:rsid="001bff34" style:font-weight-asian="normal" style:font-weight-complex="normal"/>
    </style:style>
    <style:style style:name="T15" style:family="text">
      <style:text-properties fo:font-weight="normal" officeooo:rsid="001c7425" style:font-weight-asian="normal" style:font-weight-complex="normal"/>
    </style:style>
    <style:style style:name="T16" style:family="text">
      <style:text-properties fo:font-weight="normal" officeooo:rsid="001db6f8" style:font-weight-asian="normal" style:font-weight-complex="normal"/>
    </style:style>
    <style:style style:name="T17" style:family="text">
      <style:text-properties fo:font-weight="normal" officeooo:rsid="001f4be8" style:font-weight-asian="normal" style:font-weight-complex="normal"/>
    </style:style>
    <style:style style:name="T18" style:family="text">
      <style:text-properties fo:font-weight="normal" officeooo:rsid="001f85e5" style:font-weight-asian="normal" style:font-weight-complex="normal"/>
    </style:style>
    <style:style style:name="T19" style:family="text">
      <style:text-properties fo:font-weight="normal" officeooo:rsid="001f8f4d"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0742a6"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0753b7" style:font-style-asian="italic" style:font-weight-asian="normal" style:font-style-complex="italic" style:font-weight-complex="normal"/>
    </style:style>
    <style:style style:name="T24" style:family="text">
      <style:text-properties fo:font-style="italic" fo:font-weight="normal" officeooo:rsid="0008ffda"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0753b7" style:font-style-asian="normal" style:font-weight-asian="normal" style:font-style-complex="normal" style:font-weight-complex="normal"/>
    </style:style>
    <style:style style:name="T27" style:family="text">
      <style:text-properties fo:font-style="normal" fo:font-weight="normal" officeooo:rsid="000877d6" style:font-style-asian="normal" style:font-weight-asian="normal" style:font-style-complex="normal" style:font-weight-complex="normal"/>
    </style:style>
    <style:style style:name="T28" style:family="text">
      <style:text-properties fo:font-style="normal" fo:font-weight="normal" officeooo:rsid="00098024" style:font-style-asian="normal" style:font-weight-asian="normal" style:font-style-complex="normal" style:font-weight-complex="normal"/>
    </style:style>
    <style:style style:name="T29" style:family="text">
      <style:text-properties fo:font-style="normal" fo:font-weight="normal" officeooo:rsid="000cffd7" style:font-style-asian="normal" style:font-weight-asian="normal" style:font-style-complex="normal" style:font-weight-complex="normal"/>
    </style:style>
    <style:style style:name="T30" style:family="text">
      <style:text-properties fo:font-style="normal" fo:font-weight="normal" officeooo:rsid="000dbcc7" style:font-style-asian="normal" style:font-weight-asian="normal" style:font-style-complex="normal" style:font-weight-complex="normal"/>
    </style:style>
    <style:style style:name="T31" style:family="text">
      <style:text-properties fo:font-style="normal" fo:font-weight="normal" officeooo:rsid="00167ea7" style:font-style-asian="normal" style:font-weight-asian="normal" style:font-style-complex="normal" style:font-weight-complex="normal"/>
    </style:style>
    <style:style style:name="T32" style:family="text">
      <style:text-properties fo:font-style="normal" fo:font-weight="normal" officeooo:rsid="0019ea63" style:font-style-asian="normal" style:font-weight-asian="normal" style:font-style-complex="normal" style:font-weight-complex="normal"/>
    </style:style>
    <style:style style:name="T33" style:family="text">
      <style:text-properties fo:color="#ce181e" fo:font-style="normal" fo:font-weight="normal" officeooo:rsid="0008ffda" style:font-style-asian="normal" style:font-weight-asian="normal" style:font-style-complex="normal" style:font-weight-complex="normal"/>
    </style:style>
    <style:style style:name="T34" style:family="text">
      <style:text-properties officeooo:rsid="001f85e5"/>
    </style:style>
    <style:style style:name="T35" style:family="text">
      <style:text-properties fo:font-weight="bold" style:font-weight-asian="bold" style:font-weight-complex="bold"/>
    </style:style>
    <style:style style:name="T36" style:family="text">
      <style:text-properties fo:font-weight="bold" officeooo:rsid="0021aff9" style:font-weight-asian="bold" style:font-weight-complex="bold"/>
    </style:style>
    <style:style style:name="T37" style:family="text">
      <style:text-properties officeooo:rsid="001f8f4d"/>
    </style:style>
    <style:style style:name="T38" style:family="text">
      <style:text-properties officeooo:rsid="0021aff9"/>
    </style:style>
    <style:style style:name="T39" style:family="text">
      <style:text-properties officeooo:rsid="00228ddd"/>
    </style:style>
    <style:style style:name="T40" style:family="text">
      <style:text-properties officeooo:rsid="0022c068"/>
    </style:style>
    <style:style style:name="T41" style:family="text">
      <style:text-properties officeooo:rsid="0023de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Based Estimation of Functional Connectivity in Whole-Brain Multifiber Implant Calcium Dynamics in Behaving Mice</text:p>
      <text:p text:style-name="P4"/>
      <text:p text:style-name="P17">0. Acronyms</text:p>
      <text:p text:style-name="P17"><text:span text:style-name="T1"><text:tab/>DCM<text:tab/><text:tab/>Dynamical Causal Model</text:span></text:p>
      <text:p text:style-name="P17"><text:span text:style-name="T1"><text:tab/>EEG<text:tab/><text:tab/>Electroencephalography</text:span></text:p>
      <text:p text:style-name="P17"><text:span text:style-name="T1"><text:tab/>FC<text:tab/><text:tab/>Functional </text:span><text:span text:style-name="T1">Connectivity</text:span></text:p>
      <text:p text:style-name="P17"><text:tab/><text:span text:style-name="T1">fMRI<text:tab/><text:tab/>Functional Magnetic Resonance Imaging</text:span></text:p>
      <text:p text:style-name="P17"><text:span text:style-name="T1"><text:tab/>KL<text:tab/><text:tab/>Kullbeck-Liebler (Divergence)</text:span></text:p>
      <text:p text:style-name="P17"><text:span text:style-name="T1"><text:tab/>MAR<text:tab/><text:tab/>Multivariate Autoregressive (Model)</text:span></text:p>
      <text:p text:style-name="P17"><text:span text:style-name="T1"><text:tab/>MI<text:tab/><text:tab/>Mutual Information</text:span></text:p>
      <text:p text:style-name="P17"><text:span text:style-name="T1"><text:tab/>TE<text:tab/><text:tab/>Transfer Entropy</text:span></text:p>
      <text:p text:style-name="P2"/>
      <text:p text:style-name="P2">1. Introduction</text:p>
      <text:p text:style-name="P3"><text:span text:style-name="T1">Mesoscopic whole-brain imaging is a large field. A wide variety of measurement techniques, such as fMRI </text:span><text:span text:style-name="T20">[cite]</text:span><text:span text:style-name="T1">, EEG </text:span><text:span text:style-name="T20">[cite]</text:span><text:span text:style-name="T1"> and wide-field optical recordings </text:span><text:span text:style-name="T20">[cite]</text:span><text:span text:style-name="T1"> are used </text:span><text:span text:style-name="T9">to record functions of neuronal signals averaged over large neuronal populations</text:span><text:span text:style-name="T1">. </text:span><text:span text:style-name="T9">An important question</text:span><text:span text:style-name="T2"> is the capacity of recorded mesoscopic signals to explain observables external to the brain, such as sensory input, behaviour and learning, </text:span><text:span text:style-name="T9">and vice versa.</text:span></text:p>
      <text:p text:style-name="P6"/>
      <text:p text:style-name="P15"><text:span text:style-name="T9">An ideal latent variable model</text:span><text:span text:style-name="T3"> </text:span><text:span text:style-name="T9">would be </text:span><text:span text:style-name="T3">capable of </text:span><text:span text:style-name="T7">accurately </text:span><text:span text:style-name="T3">predicting </text:span><text:span text:style-name="T9">the</text:span><text:span text:style-name="T3"> future values </text:span><text:span text:style-name="T9">of</text:span><text:span text:style-name="T3"> mesoscopic activity and external observables based their past values. </text:span><text:span text:style-name="T10">Given current state of the art data,</text:span><text:span text:style-name="T9"> the </text:span><text:span text:style-name="T10">construction</text:span><text:span text:style-name="T9"> of a fully self-consistent </text:span><text:span text:style-name="T11">mesoscopic </text:span><text:span text:style-name="T9">model </text:span><text:span text:style-name="T11">of a brain or its part is unlikely</text:span><text:span text:style-name="T9"> </text:span><text:span text:style-name="T10">because, among others, </text:span><text:span text:style-name="T11">such a model</text:span><text:span text:style-name="T10"> would struggle to account for a) heterogeneity of a </text:span><text:span text:style-name="T11">neuronal </text:span><text:span text:style-name="T10">population b) specificity of </text:span><text:span text:style-name="T11">its </text:span><text:span text:style-name="T10">response c) inputs from unobserved neuronal populations and external stimuli.</text:span><text:span text:style-name="T3"> </text:span><text:span text:style-name="T4">However, it is not unreasonable to assume that brain activity can be decomposed into a spatio-temporal basis of increasing detail, allowing to have a progressively more accurate account external observables.<text:line-break/><text:line-break/>An interesting </text:span><text:span text:style-name="T7">latent variable</text:span><text:span text:style-name="T4"> of mesoscopic activity is the so-called </text:span><text:span text:style-name="T12">F</text:span><text:span text:style-name="T4">unctional </text:span><text:span text:style-name="T12">C</text:span><text:span text:style-name="T4">onnectivity. </text:span><text:span text:style-name="T5">Loosely, it can be defined as the capacity of the value of one variable to be predictive of the value of another variable at a later time. FC </text:span><text:span text:style-name="T6">is designed to indicate potential causal relationships between variables, however, far greater knowledge of the system is </text:span><text:span text:style-name="T8">required</text:span><text:span text:style-name="T6"> to guarantee causality as the only possible explanation of FC </text:span><text:span text:style-name="T20">[</text:span><text:span text:style-name="T21">Lizier book</text:span><text:span text:style-name="T20">]</text:span><text:span text:style-name="T6">.</text:span><text:span text:style-name="T4"> </text:span><text:span text:style-name="T5">While it is frequently impossible to unambiguously estimate FC </text:span><text:span text:style-name="T20">[</text:span><text:span text:style-name="T21">Lizier book</text:span><text:span text:style-name="T20">]</text:span><text:span text:style-name="T5">, </text:span><text:span text:style-name="T11">standardized metrics of FC have been demonstrated to be predictive of </text:span><text:span text:style-name="T6">action</text:span><text:span text:style-name="T1"> </text:span><text:span text:style-name="T20">[cite]</text:span><text:span text:style-name="T6">, pathology</text:span><text:span text:style-name="T1"> </text:span><text:span text:style-name="T20">[cite]</text:span><text:span text:style-name="T6"> and learning</text:span><text:span text:style-name="T1"> </text:span><text:span text:style-name="T20">[cite]</text:span><text:span text:style-name="T22">.</text:span><text:span text:style-name="T25"> </text:span><text:span text:style-name="T27">Among others, the following metrics </text:span><text:span text:style-name="T26">for FC have been </text:span><text:span text:style-name="T31">proposed:</text:span><text:span text:style-name="T26"> correlation </text:span><text:span text:style-name="T20">[cite]</text:span><text:span text:style-name="T26">, coherence </text:span><text:span text:style-name="T20">[cite]</text:span><text:span text:style-name="T26">, Granger </text:span><text:span text:style-name="T32">C</text:span><text:span text:style-name="T26">ausality </text:span><text:span text:style-name="T20">[cite]</text:span><text:span text:style-name="T26">, </text:span><text:span text:style-name="T27">KL-Divergence </text:span><text:span text:style-name="T20">[cite]</text:span><text:span text:style-name="T27">, </text:span><text:span text:style-name="T26">Transfer Entropy </text:span><text:span text:style-name="T20">[cite]</text:span><text:span text:style-name="T23">,</text:span><text:span text:style-name="T26"> </text:span><text:span text:style-name="T29">Topological Causality</text:span><text:span text:style-name="T33"> </text:span><text:span text:style-name="T20">[cite]</text:span><text:span text:style-name="T24">.<text:line-break/><text:line-break/></text:span><text:span text:style-name="T28">FC </text:span><text:span text:style-name="T30">is a direct measure of the information propagation in the system. </text:span><text:span text:style-name="T31">It can be used to infer the</text:span><text:span text:style-name="T30"> direction of information propagation, as well as the sinks and sources of information </text:span><text:span text:style-name="T31">in a given dynamical system</text:span><text:span text:style-name="T30">. </text:span><text:span text:style-name="T29">Further, unlike anatomical connectivity, FC need not be constant even on the short time scales. </text:span><text:span text:style-name="T30">A fastly changing FC can indicate at multipartite nature of the underlying nodes and at distinct rules which determine whether a given connection is active in a given context.</text:span></text:p>
      <text:p text:style-name="P15"><text:span text:style-name="T30"/></text:p>
      <text:p text:style-name="P16"><text:span text:style-name="T30">O</text:span><text:span text:style-name="T25">ur ultimate goal is to compare the performance of model-free and model-based estimators of FC on simulated data, as well as the real data of whole-brain calcium imaging. This report will present current progress in application of model-based techniques, namely MAR </text:span><text:span text:style-name="T32">and </text:span><text:span text:style-name="T25">DCM. In the following publication, we intend to finish the </text:span><text:soft-page-break/><text:span text:style-name="T25">DCM analysis started in this work, and compare it to model-free analysis using correlation, MI </text:span><text:span text:style-name="T32">and </text:span><text:span text:style-name="T25">TE.</text:span></text:p>
      <text:p text:style-name="P5"/>
      <text:p text:style-name="P5"/>
      <text:p text:style-name="P2">2. Data</text:p>
      <text:p text:style-name="P18"><text:span text:style-name="T1">In this study we use the </text:span><text:span text:style-name="T12">recent data </text:span><text:span text:style-name="T1">gathered using a novel multifiber implant technology </text:span><text:span text:style-name="T20">[Yaro]</text:span><text:span text:style-name="T1">. The advantage of this technique compared to previous approaches is the ability to simultaneously image multiple cortical and subcortical areas with high selectivity, while benefiting from high temporal resolution of calcium indicators. </text:span><text:span text:style-name="T12">In particular, fluorescence signals </text:span><text:span text:style-name="T13">from GCaMP6f-expressing mice were recorded at 20Hz using chronic implants of</text:span><text:span text:style-name="T12"> multifiber arrays of 12 to 48 channels. </text:span><text:span text:style-name="T13">During a period of 12-18 days mice would perform a texture discrimination task for an average of 400 trials. Each trial lasts 10s. During each trial a mouse must use tactile information to discriminate between two randomly presented textures and report by licking or not licking at a provided water port. Correct classification is water-rewarded and wrong is punished by white noise. Performance during each trial is </text:span><text:span text:style-name="T14">classified into 4 categories (Hit, Miss, False Alarm, Correct Rejection) based on correct vs actual outcome. Behavioural and external variables, namely paw movement, lick rate, whisking angle, distance to texture, </text:span><text:span text:style-name="T15">start and finish auditory cues, time to </text:span><text:span text:style-name="T14">first touch, first lick </text:span><text:span text:style-name="T15">and</text:span><text:span text:style-name="T14"> reward </text:span><text:span text:style-name="T15">are also recorded. For the purpose of this study, we have resampled the behavioural and external variables to match the neuronal sampling frequency. Also, single time step data, such as reward time, have been convolved with a log-exponential distribution to mimic a realistic time-response.</text:span></text:p>
      <text:p text:style-name="P18"><text:span text:style-name="T15"/></text:p>
      <text:p text:style-name="P14"><text:span text:style-name="T37">3.</text:span> Preliminary Exploratory Analysis</text:p>
      <text:p text:style-name="P19"><text:span text:style-name="T1">We believe that it is advantageous to get familiar with the data using simple well-established metrics prior to using sophisticated model-based explanations, mainly to check whether the data is consistent with the assumptions of the model. </text:span><text:span text:style-name="T16">Firstly, we expect the measured neuronal signal to be autocorrelated, since the GCaMP6f timescale of ~500ms is larger than the sampling timestep of 50ms. Secondly, we expect the signals from different brain areas to be cross-correlated. Since the slowly-changing components of the signals can be linearised to a reasonable accuracy within the range of a few time steps, </text:span><text:span text:style-name="T17">a zero</text:span><text:span text:style-name="T16"> cross-correlation would indicate </text:span><text:span text:style-name="T17">that any coupling between channels is purely nonlinear and very weak compared to the signal magnitude.</text:span></text:p>
      <text:p text:style-name="P19"><text:span text:style-name="T17"/></text:p>
      <text:p text:style-name="P20"><text:span text:style-name="T1">As expected, the autocorrelation of the data </text:span><text:span text:style-name="T18">resembles a decaying exponential function, indicating the presence of a slowly changing component </text:span><text:span text:style-name="T34">[FIG1a]</text:span><text:span text:style-name="T18">. Further, the autocorrelation has an oscillatory component which is typical of a fastly changing signal convolved with a slowly decaying exponential. </text:span><text:span text:style-name="T19">The cross-correlation of the data indicates clustering, as some channels are highly correlated to each other while not being correlated <text:s/>to other channels </text:span><text:span text:style-name="T34">[FIG1b]</text:span><text:span text:style-name="T19">. In some cases, we observe a channel that is somewhat correlated to all other channels, while other channels are not correlated, indicating a propagation of some global brain state.</text:span><text:span text:style-name="T1"> </text:span><text:span text:style-name="T19">Further</text:span><text:span text:style-name="T1">, </text:span><text:span text:style-name="T19">we decided to investigate how cross-correlation changes with learning. For this purpose, we define </text:span><text:span text:style-name="T1">the synchronization coefficient </text:span><text:span text:style-name="T19">as</text:span><text:span text:style-name="T1"> the average absolute value of the off-diagonal entries of the </text:span><text:span text:style-name="T19">channel </text:span><text:span text:style-name="T1">correlation matrix, </text:span><text:span text:style-name="T19">and plot it as a function of the training day </text:span><text:span text:style-name="T34">[FIG1c]</text:span><text:span text:style-name="T19">. We see that the average synchronization between channels is 0.5, meaning that the data is highly correlated. Further, in approximately 50% of animals we observe a steep rise of synchronization to values of 0.8 or even 0.9 a few days after they have achieved expert level performance.</text:span></text:p>
      <text:p text:style-name="P5"/>
      <text:p text:style-name="P2"><text:span text:style-name="T37">4</text:span>. <text:span text:style-name="T37">MAR Model</text:span></text:p>
      <text:p text:style-name="P7"><text:soft-page-break/>We want to explore the capacity of existing models of mesoscopic neuronal dynamics to explain the collected data. Further, we want to compare the estimated functional connectivity and derived metrics, such as total number of links, their degree and clustering coefficient.</text:p>
      <text:p text:style-name="P5"/>
      <text:p text:style-name="P21">5. DCM Model</text:p>
      <text:p text:style-name="P9">While I have not found sufficient time to complete this analysis within the given time frame, <text:span text:style-name="T38">it is intended to do this analysis for the following publication. For this purpose, I outline the steps necessary for the analysis. In a recent paper [</text:span><text:span text:style-name="T36">Park2019</text:span><text:span text:style-name="T38">] Jung et al. have proposed a DCM paradigm to model calcium imaging data. We intend to use their result as a starting point.</text:span></text:p>
      <text:p text:style-name="P9"/>
      <text:p text:style-name="P9"><text:span text:style-name="T39">DCM models make use of two sets of equations - the latent variable equation, which self-consistently models the dynamics of latent variables and external inputs, as well as the forwards model, which computes . Typically, DCM models make use of the neuronal state equation [</text:span><text:span text:style-name="T36">Friston2007</text:span><text:span text:style-name="T38">]</text:span></text:p>
      <text:p text:style-name="P8"/>
      <text:p text:style-name="P22">dx = -Ax +Bux + Cu</text:p>
      <text:p text:style-name="P8"/>
      <text:p text:style-name="P10">Instead [<text:span text:style-name="T35">Park2019</text:span>] follow the convolution-based model based <text:span text:style-name="T40">on the work of</text:span> [<text:span text:style-name="T35">Moran2013</text:span>] . <text:span text:style-name="T40">The membrane potential of a neuronal population is given by a convolution of a non-linear function of internal and external input with a suitable kernel</text:span></text:p>
      <text:p text:style-name="P8"/>
      <text:p text:style-name="P23">EQ2</text:p>
      <text:p text:style-name="P5"/>
      <text:p text:style-name="P11"><text:span text:style-name="T41">where $Inp$ is the external input, </text:span>the non-linear transfer function is given by<text:line-break/><text:line-break/><text:span text:style-name="T35">EQ3</text:span></text:p>
      <text:p text:style-name="P11"/>
      <text:p text:style-name="P11">and the kernel is given by</text:p>
      <text:p text:style-name="P11"/>
      <text:p text:style-name="P23">EQ4</text:p>
      <text:p text:style-name="P11"/>
      <text:p text:style-name="P12">Using differentiation, the above equation can be rewritten in the form of an ODE</text:p>
      <text:p text:style-name="P12"/>
      <text:p text:style-name="P24">EQ5</text:p>
      <text:p text:style-name="P12"/>
      <text:p text:style-name="P12">where $I$ is the membrane current.</text:p>
      <text:p text:style-name="P12"/>
      <text:p text:style-name="P12"><text:span text:style-name="T38">[</text:span><text:span text:style-name="T36">Park2019</text:span><text:span text:style-name="T38">] </text:span>use the forwards model designed by [<text:span text:style-name="T35">Rahmati2016</text:span>] to estimate the calcium signal from the membrane potential.</text:p>
      <text:p text:style-name="P12"/>
      <text:p text:style-name="P24">EQ6 &amp; 7</text:p>
      <text:p text:style-name="P5"/>
      <text:p text:style-name="P5"/>
      <text:p text:style-name="P5"/>
      <text:p text:style-name="P5"/>
      <text:p text:style-name="P2">6. 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2:17:14.290846067</meta:creation-date>
    <dc:date>2019-06-04T10:20:00.695902825</dc:date>
    <meta:editing-duration>PT13H56M38S</meta:editing-duration>
    <meta:editing-cycles>11</meta:editing-cycles>
    <meta:generator>LibreOffice/6.0.7.3$Linux_X86_64 LibreOffice_project/00m0$Build-3</meta:generator>
    <meta:document-statistic meta:table-count="0" meta:image-count="0" meta:object-count="0" meta:page-count="3" meta:paragraph-count="36" meta:word-count="1288" meta:character-count="8386" meta:non-whitespace-character-count="7114"/>
  </office:meta>
</office:document-meta>
</file>